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7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8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2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1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3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6-01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08662068966" calcext:value-type="float">
            <text:p>5.554086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843917241379" calcext:value-type="float">
            <text:p>5.668439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39944827586" calcext:value-type="float">
            <text:p>6.283399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8336" calcext:value-type="float">
            <text:p>5.72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15728" calcext:value-type="float">
            <text:p>6.08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9164137931" calcext:value-type="float">
            <text:p>6.254916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9512" calcext:value-type="float">
            <text:p>5.98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849765517241" calcext:value-type="float">
            <text:p>5.76849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1256" calcext:value-type="float">
            <text:p>5.52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63571428572" calcext:value-type="float">
            <text:p>5.630635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70167741935" calcext:value-type="float">
            <text:p>5.63870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85677419355" calcext:value-type="float">
            <text:p>5.5768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9672" calcext:value-type="float">
            <text:p>5.60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17587096774" calcext:value-type="float">
            <text:p>5.68417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6472" calcext:value-type="float">
            <text:p>5.96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8944516129" calcext:value-type="float">
            <text:p>5.90289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63935483871" calcext:value-type="float">
            <text:p>5.9266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4876" calcext:value-type="float">
            <text:p>5.628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849316129032" calcext:value-type="float">
            <text:p>5.83849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4816" calcext:value-type="float">
            <text:p>5.70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530090322581" calcext:value-type="float">
            <text:p>5.61530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49371428572" calcext:value-type="float">
            <text:p>5.637493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759690322581" calcext:value-type="float">
            <text:p>5.69759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5584516129" calcext:value-type="float">
            <text:p>5.8815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236" calcext:value-type="float">
            <text:p>5.95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68890322581" calcext:value-type="float">
            <text:p>6.05268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108" calcext:value-type="float">
            <text:p>6.5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34895483871" calcext:value-type="float">
            <text:p>6.3134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85651612903" calcext:value-type="float">
            <text:p>6.889856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8864" calcext:value-type="float">
            <text:p>6.63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18916129032" calcext:value-type="float">
            <text:p>6.07318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7048" calcext:value-type="float">
            <text:p>5.74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67225806452" calcext:value-type="float">
            <text:p>5.9686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25742857143" calcext:value-type="float">
            <text:p>5.81525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25483870968" calcext:value-type="float">
            <text:p>5.86125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7744" calcext:value-type="float">
            <text:p>5.86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08173913044" calcext:value-type="float">
            <text:p>6.1370817391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18593103448" calcext:value-type="float">
            <text:p>6.8741859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5712" calcext:value-type="float">
            <text:p>6.62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1584" calcext:value-type="float">
            <text:p>6.77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27089655172" calcext:value-type="float">
            <text:p>6.437270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524" calcext:value-type="float">
            <text:p>5.84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19586206897" calcext:value-type="float">
            <text:p>5.863195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78" calcext:value-type="float">
            <text:p>5.85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21138461538" calcext:value-type="float">
            <text:p>5.9702113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63475862069" calcext:value-type="float">
            <text:p>6.024634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1088" calcext:value-type="float">
            <text:p>6.05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42689655172" calcext:value-type="float">
            <text:p>6.161426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1128" calcext:value-type="float">
            <text:p>6.33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46206896552" calcext:value-type="float">
            <text:p>7.073462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24014285714" calcext:value-type="float">
            <text:p>6.602240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944" calcext:value-type="float">
            <text:p>6.6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21779310345" calcext:value-type="float">
            <text:p>6.091217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7784" calcext:value-type="float">
            <text:p>5.89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51462068966" calcext:value-type="float">
            <text:p>5.930514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6764" calcext:value-type="float">
            <text:p>5.970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27157142857" calcext:value-type="float">
            <text:p>6.037271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6508" calcext:value-type="float">
            <text:p>6.070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30567741936" calcext:value-type="float">
            <text:p>6.28030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9572" calcext:value-type="float">
            <text:p>6.413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20167741935" calcext:value-type="float">
            <text:p>6.59120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9652" calcext:value-type="float">
            <text:p>7.366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43522580645" calcext:value-type="float">
            <text:p>7.0464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206335483871" calcext:value-type="float">
            <text:p>6.6520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0628" calcext:value-type="float">
            <text:p>6.065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44890322581" calcext:value-type="float">
            <text:p>6.03744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1728" calcext:value-type="float">
            <text:p>6.05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6916129032" calcext:value-type="float">
            <text:p>6.06556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79514285714" calcext:value-type="float">
            <text:p>6.08979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7716129032" calcext:value-type="float">
            <text:p>6.12957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70258064516" calcext:value-type="float">
            <text:p>6.18670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1268" calcext:value-type="float">
            <text:p>6.323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58748387097" calcext:value-type="float">
            <text:p>6.56858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2128" calcext:value-type="float">
            <text:p>6.63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87148387097" calcext:value-type="float">
            <text:p>7.31687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57019354839" calcext:value-type="float">
            <text:p>6.5285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4216" calcext:value-type="float">
            <text:p>6.24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70748387097" calcext:value-type="float">
            <text:p>6.38570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6228" calcext:value-type="float">
            <text:p>6.227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308812903226" calcext:value-type="float">
            <text:p>5.95308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43485714286" calcext:value-type="float">
            <text:p>6.03743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814580645161" calcext:value-type="float">
            <text:p>6.0581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485767741936" calcext:value-type="float">
            <text:p>6.12485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3164" calcext:value-type="float">
            <text:p>6.265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80696774194" calcext:value-type="float">
            <text:p>6.38280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9112" calcext:value-type="float">
            <text:p>6.55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54838709677" calcext:value-type="float">
            <text:p>6.7965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58916129032" calcext:value-type="float">
            <text:p>6.60658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2548" calcext:value-type="float">
            <text:p>6.712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90851612903" calcext:value-type="float">
            <text:p>6.16290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2884" calcext:value-type="float">
            <text:p>6.041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68890322581" calcext:value-type="float">
            <text:p>6.05268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40771428571" calcext:value-type="float">
            <text:p>6.092407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66619354839" calcext:value-type="float">
            <text:p>6.15366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0683870968" calcext:value-type="float">
            <text:p>6.16300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1868" calcext:value-type="float">
            <text:p>6.295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85870967742" calcext:value-type="float">
            <text:p>6.58785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7088" calcext:value-type="float">
            <text:p>6.6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164877419355" calcext:value-type="float">
            <text:p>7.34164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85109677419" calcext:value-type="float">
            <text:p>7.03085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2944" calcext:value-type="float">
            <text:p>6.85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68541935484" calcext:value-type="float">
            <text:p>6.06168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6552" calcext:value-type="float">
            <text:p>6.02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283690322581" calcext:value-type="float">
            <text:p>5.71283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06868965517" calcext:value-type="float">
            <text:p>5.739068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84374193548" calcext:value-type="float">
            <text:p>5.77984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5495483871" calcext:value-type="float">
            <text:p>5.6505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26" calcext:value-type="float">
            <text:p>5.76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569096774194" calcext:value-type="float">
            <text:p>5.8356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4784" calcext:value-type="float">
            <text:p>6.0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51548387097" calcext:value-type="float">
            <text:p>6.3735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05806451613" calcext:value-type="float">
            <text:p>5.9460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64576" calcext:value-type="float">
            <text:p>5.89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70206451613" calcext:value-type="float">
            <text:p>5.76470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9008" calcext:value-type="float">
            <text:p>5.65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56451612903" calcext:value-type="float">
            <text:p>5.69656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440128571429" calcext:value-type="float">
            <text:p>5.714401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434929032258" calcext:value-type="float">
            <text:p>5.74434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68993548387" calcext:value-type="float">
            <text:p>5.75368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0844" calcext:value-type="float">
            <text:p>5.806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44851612903" calcext:value-type="float">
            <text:p>5.91144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5624" calcext:value-type="float">
            <text:p>6.20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6516129032" calcext:value-type="float">
            <text:p>6.1478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71944516129" calcext:value-type="float">
            <text:p>6.01719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98184" calcext:value-type="float">
            <text:p>5.70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26464516129" calcext:value-type="float">
            <text:p>5.49726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3712" calcext:value-type="float">
            <text:p>5.53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52825806452" calcext:value-type="float">
            <text:p>5.57852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37485714286" calcext:value-type="float">
            <text:p>5.68437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0596" calcext:value-type="float">
            <text:p>5.633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0815483871" calcext:value-type="float">
            <text:p>5.71608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2168" calcext:value-type="float">
            <text:p>5.77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41909677419" calcext:value-type="float">
            <text:p>5.86041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9196" calcext:value-type="float">
            <text:p>6.163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33767741936" calcext:value-type="float">
            <text:p>6.53633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25006451613" calcext:value-type="float">
            <text:p>6.33925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5052" calcext:value-type="float">
            <text:p>5.845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246090322581" calcext:value-type="float">
            <text:p>5.75246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5312" calcext:value-type="float">
            <text:p>5.67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97806451613" calcext:value-type="float">
            <text:p>5.6869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63285714286" calcext:value-type="float">
            <text:p>5.71663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13470967742" calcext:value-type="float">
            <text:p>5.74813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54296774194" calcext:value-type="float">
            <text:p>5.79454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814" calcext:value-type="float">
            <text:p>5.877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61161290322" calcext:value-type="float">
            <text:p>5.9136116129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0004" calcext:value-type="float">
            <text:p>6.023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65329032258" calcext:value-type="float">
            <text:p>6.27165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50038709677" calcext:value-type="float">
            <text:p>6.41250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7596" calcext:value-type="float">
            <text:p>5.772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87277419355" calcext:value-type="float">
            <text:p>5.70487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43103448276" calcext:value-type="float">
            <text:p>5.708431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07174193548" calcext:value-type="float">
            <text:p>5.69907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29655172414" calcext:value-type="float">
            <text:p>5.762296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78761290323" calcext:value-type="float">
            <text:p>5.79778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995070967742" calcext:value-type="float">
            <text:p>5.79995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6928" calcext:value-type="float">
            <text:p>5.89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91638709677" calcext:value-type="float">
            <text:p>5.93091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4584" calcext:value-type="float">
            <text:p>6.00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66322580645" calcext:value-type="float">
            <text:p>6.2036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6024516129" calcext:value-type="float">
            <text:p>6.6146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0152" calcext:value-type="float">
            <text:p>5.86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088748387097" calcext:value-type="float">
            <text:p>5.92088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786593103448" calcext:value-type="float">
            <text:p>5.8378659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3936" calcext:value-type="float">
            <text:p>5.89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996" calcext:value-type="float">
            <text:p>5.93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0712" calcext:value-type="float">
            <text:p>5.92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19663157895" calcext:value-type="float">
            <text:p>6.5061966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7716" calcext:value-type="float">
            <text:p>6.376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88903225806" calcext:value-type="float">
            <text:p>6.42488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4944" calcext:value-type="float">
            <text:p>6.54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320812903226" calcext:value-type="float">
            <text:p>6.91320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63174193548" calcext:value-type="float">
            <text:p>7.51263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8324" calcext:value-type="float">
            <text:p>7.21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13625806452" calcext:value-type="float">
            <text:p>7.01413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8192" calcext:value-type="float">
            <text:p>6.57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92412903226" calcext:value-type="float">
            <text:p>6.16492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97028571429" calcext:value-type="float">
            <text:p>6.202970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853496774194" calcext:value-type="float">
            <text:p>6.23853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30658064516" calcext:value-type="float">
            <text:p>6.19330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6856" calcext:value-type="float">
            <text:p>6.3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76877419355" calcext:value-type="float">
            <text:p>6.39676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38053333333" calcext:value-type="float">
            <text:p>6.54138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16129032258" calcext:value-type="float">
            <text:p>6.78016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73987096774" calcext:value-type="float">
            <text:p>6.89473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594533333333" calcext:value-type="float">
            <text:p>6.33594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405032258065" calcext:value-type="float">
            <text:p>6.47405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68" calcext:value-type="float">
            <text:p>6.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935483871" calcext:value-type="float">
            <text:p>6.205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10742857143" calcext:value-type="float">
            <text:p>6.26610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72593548387" calcext:value-type="float">
            <text:p>6.29572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05006451613" calcext:value-type="float">
            <text:p>6.51705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716" calcext:value-type="float">
            <text:p>6.61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62593548387" calcext:value-type="float">
            <text:p>6.76562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4568" calcext:value-type="float">
            <text:p>7.31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449341935484" calcext:value-type="float">
            <text:p>7.95449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60567741936" calcext:value-type="float">
            <text:p>7.15660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212" calcext:value-type="float">
            <text:p>6.59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62812903226" calcext:value-type="float">
            <text:p>6.84462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94256" calcext:value-type="float">
            <text:p>6.5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60774193548" calcext:value-type="float">
            <text:p>6.55860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63351724138" calcext:value-type="float">
            <text:p>6.579633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11664516129" calcext:value-type="float">
            <text:p>6.59911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33806451613" calcext:value-type="float">
            <text:p>6.66233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1972" calcext:value-type="float">
            <text:p>6.810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04335483871" calcext:value-type="float">
            <text:p>7.25404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1112" calcext:value-type="float">
            <text:p>7.39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23341935484" calcext:value-type="float">
            <text:p>7.77923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24903225807" calcext:value-type="float">
            <text:p>7.78124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4652" calcext:value-type="float">
            <text:p>6.541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07922580645" calcext:value-type="float">
            <text:p>6.48407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43708" calcext:value-type="float">
            <text:p>6.624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98167741935" calcext:value-type="float">
            <text:p>6.73598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89971428571" calcext:value-type="float">
            <text:p>6.599899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82895483871" calcext:value-type="float">
            <text:p>6.6182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84051612903" calcext:value-type="float">
            <text:p>6.76184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416" calcext:value-type="float">
            <text:p>6.8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84038709677" calcext:value-type="float">
            <text:p>7.22784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2724" calcext:value-type="float">
            <text:p>7.31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641814285714" calcext:value-type="float">
            <text:p>8.026418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76228571429" calcext:value-type="float">
            <text:p>8.221762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52220689655" calcext:value-type="float">
            <text:p>7.830522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9748" calcext:value-type="float">
            <text:p>7.51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65793103448" calcext:value-type="float">
            <text:p>6.8406579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37692" calcext:value-type="float">
            <text:p>6.433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58" calcext:value-type="float">
            <text:p>6.5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29548387097" calcext:value-type="float">
            <text:p>6.51829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6815483871" calcext:value-type="float">
            <text:p>6.32568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7396" calcext:value-type="float">
            <text:p>6.501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99175483871" calcext:value-type="float">
            <text:p>6.68991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8044" calcext:value-type="float">
            <text:p>6.740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51272727273" calcext:value-type="float">
            <text:p>7.70451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942" calcext:value-type="float">
            <text:p>6.901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39148387097" calcext:value-type="float">
            <text:p>6.14339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6544" calcext:value-type="float">
            <text:p>6.04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664774193548" calcext:value-type="float">
            <text:p>6.11664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91257142857" calcext:value-type="float">
            <text:p>6.212912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48503225807" calcext:value-type="float">
            <text:p>6.24048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78014285714" calcext:value-type="float">
            <text:p>6.350780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6524" calcext:value-type="float">
            <text:p>6.667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42666666667" calcext:value-type="float">
            <text:p>6.67342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628" calcext:value-type="float">
            <text:p>7.05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59128571429" calcext:value-type="float">
            <text:p>7.615591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41485714286" calcext:value-type="float">
            <text:p>7.40141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83333333333" calcext:value-type="float">
            <text:p>7.09083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98085714286" calcext:value-type="float">
            <text:p>6.595980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21942857143" calcext:value-type="float">
            <text:p>5.892219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356855172414" calcext:value-type="float">
            <text:p>6.033568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893511111111" calcext:value-type="float">
            <text:p>6.09893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1551015213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29765517241" calcext:value-type="float">
            <text:p>6.07329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01" meta:object-count="0"/>
    <meta:user-defined meta:name="AppVersion">3.0</meta:user-defined>
  </office:meta>
</office:document-meta>
</file>